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cm" svg:stroke-color="#333333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color="#333333" draw:fill="solid" draw:fill-color="#e6e6e6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572cm" svg:height="1.778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1.778cm" svg:x="8.89cm" svg:y="10.66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58cm" svg:height="1.673cm" svg:x="7.874cm" svg:y="6.455cm">
          <draw:text-box>
            <text:p text:style-name="P1">prediction </text:p>
            <text:p text:style-name="P1">process</text:p>
          </draw:text-box>
        </draw:frame>
        <draw:frame draw:style-name="gr2" draw:text-style-name="P1" draw:layer="layout" svg:width="4.064cm" svg:height="1.673cm" svg:x="9.144cm" svg:y="10.668cm">
          <draw:text-box>
            <text:p text:style-name="P1">observation process</text:p>
          </draw:text-box>
        </draw:frame>
        <draw:connector draw:style-name="gr3" draw:text-style-name="P1" draw:layer="layout" svg:x1="4.572cm" svg:y1="10.922cm" svg:x2="8.89cm" svg:y2="11.557cm" draw:start-shape="id1" draw:start-glue-point="8" draw:end-shape="id2" draw:end-glue-point="3" svg:d="M4572 10922v635h4318" svg:viewBox="0 0 4319 636">
          <text:p/>
        </draw:connector>
        <draw:connector draw:style-name="gr3" draw:text-style-name="P1" draw:layer="layout" svg:x1="4.572cm" svg:y1="8.128cm" svg:x2="8.89cm" svg:y2="7.239cm" draw:start-shape="id1" draw:start-glue-point="4" draw:end-shape="id3" draw:end-glue-point="3" svg:d="M4572 8128v-889h4318" svg:viewBox="0 0 4319 890">
          <text:p/>
        </draw:connector>
        <draw:custom-shape draw:style-name="gr4" draw:text-style-name="P1" xml:id="id5" draw:id="id5" draw:layer="layout" svg:width="3.81cm" svg:height="1.778cm" svg:x="14.478cm" svg:y="13.208cm">
          <text:p text:style-name="P1">noi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6.604cm" svg:height="2.794cm" svg:x="18.796cm" svg:y="5.842cm">
          <text:p text:style-name="P1">quantity of interest</text:p>
          <text:p text:style-name="P1">(QoI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6.604cm" svg:height="2.794cm" svg:x="19.05cm" svg:y="10.16cm">
          <text:p text:style-name="P1">observ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6.604cm" svg:height="2.794cm" svg:x="1.27cm" svg:y="8.128cm">
          <text:p text:style-name="P1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462cm" svg:y1="7.239cm" svg:x2="18.796cm" svg:y2="7.239cm" draw:start-shape="id3" draw:start-glue-point="1" draw:end-shape="id4" draw:end-glue-point="6" svg:d="M13462 7239h5334" svg:viewBox="0 0 5335 1">
          <text:p/>
        </draw:connector>
        <draw:custom-shape draw:style-name="gr5" draw:text-style-name="P1" xml:id="id6" draw:id="id6" draw:layer="layout" svg:width="0.762cm" svg:height="0.762cm" svg:x="16.002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383cm" svg:y1="13.208cm" svg:x2="16.383cm" svg:y2="11.938cm" draw:start-shape="id5" draw:start-glue-point="4" draw:end-shape="id6" draw:end-glue-point="8" svg:d="M16383 13208v-1270" svg:viewBox="0 0 1 1271">
          <text:p/>
        </draw:connector>
        <draw:connector draw:style-name="gr3" draw:text-style-name="P1" draw:layer="layout" svg:x1="13.462cm" svg:y1="11.557cm" svg:x2="16.002cm" svg:y2="11.557cm" draw:start-shape="id2" draw:start-glue-point="1" draw:end-shape="id6" draw:end-glue-point="6" svg:d="M13462 11557h2540" svg:viewBox="0 0 2541 1">
          <text:p/>
        </draw:connector>
        <draw:connector draw:style-name="gr3" draw:text-style-name="P1" draw:layer="layout" svg:x1="16.764cm" svg:y1="11.557cm" svg:x2="19.05cm" svg:y2="11.557cm" draw:start-shape="id6" draw:start-glue-point="10" draw:end-shape="id7" draw:end-glue-point="6" svg:d="M16764 11557h2286" svg:viewBox="0 0 2287 1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1:07:41.326104665</meta:creation-date>
    <dc:date>2015-05-13T12:26:17.783693112</dc:date>
    <meta:editing-duration>PT9S</meta:editing-duration>
    <meta:editing-cycles>1</meta:editing-cycles>
    <meta:document-statistic meta:object-count="38"/>
    <meta:generator>LibreOffice/4.2.8.2$Linux_X86_64 LibreOffice_project/420m0$Build-2</meta:generator>
  </office:meta>
</office:document-meta>
</file>